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9-20_20-41-5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09-21_00-00-11_000.jpg</text:p>
          </table:table-cell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PHOTO 記録用 / location=自室 / 自然観察 / target=カビ：お神酒：表面に生えている,other=~">
            <text:p>:PHOTO 記録用 / location=自室 / 自然観察 / target=カビ：お神酒：表面に生えている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09-21_00-00-24_000.jpg</text:p>
          </table:table-cell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PHOTO 記録用 / location=自室 / 自然観察 / target=カビ：お神酒：表面に生えている,other=~">
            <text:p>:PHOTO 記録用 / location=自室 / 自然観察 / target=カビ：お神酒：表面に生えている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09-21_01-11-42_000.mp4</text:p>
          </table:table-cell>
          <table:table-cell table:style-name="ce27" office:value-type="string">
            <text:p>:VIDEO / @自室 / 記録 / jap.flute / 演奏、play / R=1 / record,file-piece-id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VIDEO / @自室 / 記録 / jap.flute / 演奏、play / R=1 / record,file-piece-id=~ / follow~">
            <text:p>:VIDEO / @自室 / 記録 / jap.flute / 演奏、play / R=1 / record,file-piece-id=~ / follow~</text:p>
          </table:table-cell>
          <table:table-cell table:style-name="ce10" table:formula="of:=RIGHT([.B5];[.K5])" office:value-type="string" office:string-value="mp4">
            <text:p>mp4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09-21_01-35-20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:PHOTO 寝た時刻 / 2022">
            <text:p>:m :PHOTO 寝た時刻 / 2022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09-21_07-33-59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:PHOTO 起きた時刻 / 2022">
            <text:p>:m :PHOTO 起きた時刻 / 2022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09-21_07-45-13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09-21_11-49-2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/>
          <table:table-cell table:style-name="ce27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/>
          <table:table-cell table:style-name="ce29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4">
            <text:p>7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2">2022/09/22</text:date>, <text:time>11:0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22T11:00:29.73</dc:date>
    <dc:creator>iwabuchi ken</dc:creator>
    <meta:editing-duration>P49DT5H7M10S</meta:editing-duration>
    <meta:editing-cycles>16076</meta:editing-cycles>
    <meta:document-statistic meta:table-count="2" meta:cell-count="909" meta:object-count="0"/>
    <meta:user-defined meta:name="qrichtext">1</meta:user-defined>
  </office:meta>
</office:document-meta>
</file>